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3d4" officeooo:paragraph-rsid="0001c3d4"/>
    </style:style>
    <style:style style:name="P2" style:family="paragraph" style:parent-style-name="Standard">
      <style:text-properties officeooo:rsid="0001c3d4" officeooo:paragraph-rsid="00025c62"/>
    </style:style>
    <style:style style:name="P3" style:family="paragraph" style:parent-style-name="Standard">
      <style:text-properties officeooo:rsid="0001c3d4" officeooo:paragraph-rsid="0001c3d4"/>
    </style:style>
    <style:style style:name="P4" style:family="paragraph" style:parent-style-name="Standard">
      <style:text-properties officeooo:rsid="00025c62" officeooo:paragraph-rsid="00025c62"/>
    </style:style>
    <style:style style:name="P5" style:family="paragraph" style:parent-style-name="Standard">
      <style:text-properties officeooo:rsid="00025c62" officeooo:paragraph-rsid="00316980"/>
    </style:style>
    <style:style style:name="P6" style:family="paragraph" style:parent-style-name="Standard">
      <style:text-properties officeooo:rsid="00045767" officeooo:paragraph-rsid="00045767"/>
    </style:style>
    <style:style style:name="P7" style:family="paragraph" style:parent-style-name="Standard">
      <style:text-properties officeooo:rsid="00045767" officeooo:paragraph-rsid="0015619d"/>
    </style:style>
    <style:style style:name="P8" style:family="paragraph" style:parent-style-name="Standard">
      <style:text-properties officeooo:rsid="000652d3" officeooo:paragraph-rsid="000652d3"/>
    </style:style>
    <style:style style:name="P9" style:family="paragraph" style:parent-style-name="Standard">
      <style:text-properties officeooo:paragraph-rsid="0009f801"/>
    </style:style>
    <style:style style:name="P10" style:family="paragraph" style:parent-style-name="Standard">
      <style:text-properties officeooo:rsid="000badac" officeooo:paragraph-rsid="000badac"/>
    </style:style>
    <style:style style:name="P11" style:family="paragraph" style:parent-style-name="Standard">
      <style:text-properties officeooo:rsid="000ec1da" officeooo:paragraph-rsid="000ec1da"/>
    </style:style>
    <style:style style:name="P12" style:family="paragraph" style:parent-style-name="Standard">
      <style:text-properties officeooo:rsid="001270cb" officeooo:paragraph-rsid="00107c13"/>
    </style:style>
    <style:style style:name="P13" style:family="paragraph" style:parent-style-name="Standard">
      <style:text-properties officeooo:rsid="001270cb" officeooo:paragraph-rsid="001270cb"/>
    </style:style>
    <style:style style:name="P14" style:family="paragraph" style:parent-style-name="Standard">
      <style:text-properties fo:font-weight="bold" officeooo:rsid="00328c49" officeooo:paragraph-rsid="00328c49" style:font-weight-asian="bold" style:font-weight-complex="bold"/>
    </style:style>
    <style:style style:name="T1" style:family="text">
      <style:text-properties officeooo:rsid="0009f801"/>
    </style:style>
    <style:style style:name="T2" style:family="text">
      <style:text-properties officeooo:rsid="000ec1da"/>
    </style:style>
    <style:style style:name="T3" style:family="text">
      <style:text-properties officeooo:rsid="0014bd0f"/>
    </style:style>
    <style:style style:name="T4" style:family="text">
      <style:text-properties officeooo:rsid="0015619d"/>
    </style:style>
    <style:style style:name="T5" style:family="text">
      <style:text-properties officeooo:rsid="0016f31d"/>
    </style:style>
    <style:style style:name="T6" style:family="text">
      <style:text-properties officeooo:rsid="00189abf"/>
    </style:style>
    <style:style style:name="T7" style:family="text">
      <style:text-properties officeooo:rsid="00195e25"/>
    </style:style>
    <style:style style:name="T8" style:family="text">
      <style:text-properties officeooo:rsid="001d918a"/>
    </style:style>
    <style:style style:name="T9" style:family="text">
      <style:text-properties officeooo:rsid="001f3b65"/>
    </style:style>
    <style:style style:name="T10" style:family="text">
      <style:text-properties officeooo:rsid="0020cf1c"/>
    </style:style>
    <style:style style:name="T11" style:family="text">
      <style:text-properties officeooo:rsid="002ca4c1"/>
    </style:style>
    <style:style style:name="T12" style:family="text">
      <style:text-properties officeooo:rsid="002cfe7a"/>
    </style:style>
    <style:style style:name="T13" style:family="text">
      <style:text-properties officeooo:rsid="003047c4"/>
    </style:style>
    <style:style style:name="T14" style:family="text">
      <style:text-properties officeooo:rsid="00316980"/>
    </style:style>
    <style:style style:name="T15" style:family="text">
      <style:text-properties officeooo:rsid="00320c22"/>
    </style:style>
    <style:style style:name="T16" style:family="text">
      <style:text-properties officeooo:rsid="003427c7"/>
    </style:style>
    <style:style style:name="T17" style:family="text">
      <style:text-properties officeooo:rsid="00368cd4"/>
    </style:style>
    <style:style style:name="T18" style:family="text">
      <style:text-properties officeooo:rsid="00369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V – Monsieur Gregory Blanc</text:p>
      <text:p text:style-name="P1"/>
      <text:p text:style-name="P2"><text:span text:style-name="T16">A</text:span>rticles NIDS (SAE model) (détection d’intrusion) et DL4MD proposant des solutions </text:p>
      <text:p text:style-name="P2">d’<text:span text:style-name="T3">IA</text:span> pour la détection <text:span text:style-name="T3">et l’analyse </text:span>de malwares.</text:p>
      <text:p text:style-name="P2"/>
      <text:p text:style-name="P2"/>
      <text:p text:style-name="P14">COMPTE-RENDU DE RDV – <text:span text:style-name="T17">PROPOSITION D’UN SUJET CASSIOPEE</text:span></text:p>
      <text:p text:style-name="P2"/>
      <text:p text:style-name="P2"/>
      <text:p text:style-name="P5"><text:span text:style-name="T13">17 Nov 2017 - </text:span>9:30 - <text:span text:style-name="T2">10:20</text:span></text:p>
      <text:p text:style-name="P5"><text:span text:style-name="T15">Avec </text:span>G<text:span text:style-name="T15">regory</text:span> Blanc, C<text:span text:style-name="T15">harles</text:span> Mure <text:span text:style-name="T15">et Félix</text:span> Molina</text:p>
      <text:p text:style-name="P4"/>
      <text:p text:style-name="P4"><text:span text:style-name="T18">Sujet : Détection d’i</text:span>ntrusion ou analyse de malwares ? <text:span text:style-name="T3">Les deux ? A définir plus précisement par la suite. Les deux sont intéressants et implémentables.</text:span></text:p>
      <text:p text:style-name="P4"/>
      <text:p text:style-name="P7">Tuteur <text:span text:style-name="T5">projet Cassiopée</text:span> : M. Gregory Blanc</text:p>
      <text:p text:style-name="P4"/>
      <text:p text:style-name="P6">B<text:span text:style-name="T4">ut du projet : </text:span>implementation d’algo <text:span text:style-name="T4">de détection et/ou d’analyse malwares</text:span>. </text:p>
      <text:p text:style-name="P6"/>
      <text:p text:style-name="P8">- <text:span text:style-name="T6">Récupération de log data concernant l’analyse et la détection des malwares :</text:span></text:p>
      <text:p text:style-name="P8"><text:bookmark text:name="cch_fc2062c70a3368"/><text:span text:style-name="T1"><text:tab/>→ LOG </text:span><text:a xlink:type="simple" xlink:href="http://www.unb.ca/cic/datasets/index.html" text:style-name="Internet_20_link" text:visited-style-name="Visited_20_Internet_20_Link">http://www.unb.ca/cic/datasets/index.html</text:a></text:p>
      <text:p text:style-name="P9"><text:span text:style-name="T1"><text:tab/>→ LOG </text:span><text:bookmark text:name="cch_fc2062c70a33681"/><text:a xlink:type="simple" xlink:href="http://www.netresec.com/?page=PcapFiles" text:style-name="Internet_20_link" text:visited-style-name="Visited_20_Internet_20_Link">http://www.netresec.com/?page=PcapFiles</text:a></text:p>
      <text:p text:style-name="P9"><text:tab/>→<text:span text:style-name="T6"> Log provenant d’un collègues de M. Blanc (environ 1 To de données)</text:span></text:p>
      <text:p text:style-name="P9"/>
      <text:p text:style-name="P10">- <text:span text:style-name="T7">A vérifier : les papiers de recherche cités (liés) à la détection et l’analyse de malwares sur reseau SDN via Google Scholar.</text:span></text:p>
      <text:p text:style-name="P11"/>
      <text:p text:style-name="P11">- <text:span text:style-name="T8">Solution d’apprentissage streaming : à rechercher</text:span></text:p>
      <text:p text:style-name="P11"><text:tab/>→<text:span text:style-name="T8"> Online Algorithm</text:span></text:p>
      <text:p text:style-name="P11"><text:tab/>→<text:span text:style-name="T9"> Streaming Algorithm</text:span></text:p>
      <text:p text:style-name="P11"/>
      <text:p text:style-name="P11">- <text:span text:style-name="T10">Simulation des menaces/attaques (si besoin) : BotNetSimulator.</text:span></text:p>
      <text:p text:style-name="P11"/>
      <text:p text:style-name="P11">- <text:span text:style-name="T11">Envoi du sujet Cassiopée à Mme Kohlenberg pour acceptation.</text:span></text:p>
      <text:p text:style-name="P11"/>
      <text:p text:style-name="P11">- <text:span text:style-name="T12">Choix d’une nouvelle date de RDV si le projet est accepté.</text:span></text:p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9:01:43.133672058</meta:creation-date>
    <dc:date>2017-11-17T11:15:35.325404314</dc:date>
    <meta:editing-duration>PT1H23M51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86" meta:character-count="1203" meta:non-whitespace-character-count="1028"/>
  </office:meta>
</office:document-meta>
</file>